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39in" style:rel-column-width="452*"/>
    </style:style>
    <style:style style:name="Table1.B" style:family="table-column">
      <style:table-column-properties style:column-width="6.6111in" style:rel-column-width="95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2912" officeooo:paragraph-rsid="000c2912"/>
    </style:style>
    <style:style style:name="P2" style:family="paragraph" style:parent-style-name="Standard">
      <style:text-properties officeooo:rsid="000c2912" officeooo:paragraph-rsid="000da66a"/>
    </style:style>
    <style:style style:name="P3" style:family="paragraph" style:parent-style-name="Standard">
      <style:text-properties fo:color="#000000" officeooo:rsid="000c2912" officeooo:paragraph-rsid="000da66a"/>
    </style:style>
    <style:style style:name="P4" style:family="paragraph" style:parent-style-name="Standard">
      <style:text-properties fo:color="#000000" officeooo:rsid="000da66a" officeooo:paragraph-rsid="000da66a"/>
    </style:style>
    <style:style style:name="P5" style:family="paragraph" style:parent-style-name="Standard">
      <style:text-properties fo:color="#000000" officeooo:rsid="000e348d" officeooo:paragraph-rsid="000e348d"/>
    </style:style>
    <style:style style:name="P6" style:family="paragraph" style:parent-style-name="Standard">
      <style:text-properties fo:color="#000000" officeooo:rsid="0011098e" officeooo:paragraph-rsid="0011098e"/>
    </style:style>
    <style:style style:name="P7" style:family="paragraph" style:parent-style-name="Standard">
      <style:text-properties officeooo:rsid="000da66a" officeooo:paragraph-rsid="000da66a"/>
    </style:style>
    <style:style style:name="P8" style:family="paragraph" style:parent-style-name="Standard">
      <style:text-properties fo:color="#ff0000" officeooo:rsid="000c2912" officeooo:paragraph-rsid="000c2912"/>
    </style:style>
    <style:style style:name="P9" style:family="paragraph" style:parent-style-name="Standard">
      <style:text-properties fo:color="#ff0000" officeooo:rsid="000c2912" officeooo:paragraph-rsid="000da66a"/>
    </style:style>
    <style:style style:name="P10" style:family="paragraph" style:parent-style-name="Standard">
      <style:text-properties fo:color="#ff0000" officeooo:rsid="000c2912" officeooo:paragraph-rsid="000e348d"/>
    </style:style>
    <style:style style:name="P11" style:family="paragraph" style:parent-style-name="Standard">
      <style:text-properties officeooo:rsid="000c2912" officeooo:paragraph-rsid="000c2912"/>
    </style:style>
    <style:style style:name="P12" style:family="paragraph" style:parent-style-name="Standard">
      <style:text-properties officeooo:rsid="000c2912" officeooo:paragraph-rsid="000da66a"/>
    </style:style>
    <style:style style:name="P13" style:family="paragraph" style:parent-style-name="Standard" style:list-style-name="L1">
      <style:text-properties officeooo:rsid="000c2912" officeooo:paragraph-rsid="000c2912"/>
    </style:style>
    <style:style style:name="P14" style:family="paragraph" style:parent-style-name="Standard">
      <style:text-properties fo:color="#000000" officeooo:rsid="000c2912" officeooo:paragraph-rsid="000da66a"/>
    </style:style>
    <style:style style:name="P15" style:family="paragraph" style:parent-style-name="Standard">
      <style:text-properties fo:color="#000000" officeooo:rsid="000da66a" officeooo:paragraph-rsid="000da66a"/>
    </style:style>
    <style:style style:name="P16" style:family="paragraph" style:parent-style-name="Standard">
      <style:text-properties fo:color="#000000" officeooo:rsid="000e348d" officeooo:paragraph-rsid="000e348d"/>
    </style:style>
    <style:style style:name="P17" style:family="paragraph" style:parent-style-name="Standard">
      <style:text-properties fo:color="#000000" officeooo:rsid="0011098e" officeooo:paragraph-rsid="0011098e"/>
    </style:style>
    <style:style style:name="P18" style:family="paragraph" style:parent-style-name="Standard">
      <style:text-properties fo:color="#c9211e" officeooo:rsid="000c2912" officeooo:paragraph-rsid="0013886c"/>
    </style:style>
    <style:style style:name="P19" style:family="paragraph" style:parent-style-name="Standard">
      <style:text-properties fo:color="#c9211e" officeooo:rsid="000c2912" officeooo:paragraph-rsid="00119b6c"/>
    </style:style>
    <style:style style:name="P20" style:family="paragraph" style:parent-style-name="Standard">
      <style:text-properties officeooo:rsid="000da66a" officeooo:paragraph-rsid="000da66a"/>
    </style:style>
    <style:style style:name="P21" style:family="paragraph" style:parent-style-name="Standard">
      <style:text-properties fo:color="#ff0000" officeooo:rsid="000c2912" officeooo:paragraph-rsid="000c2912"/>
    </style:style>
    <style:style style:name="P22" style:family="paragraph" style:parent-style-name="Standard" style:list-style-name="L1">
      <style:text-properties fo:color="#069a2e" officeooo:rsid="000c2912" officeooo:paragraph-rsid="00180196"/>
    </style:style>
    <style:style style:name="P23" style:family="paragraph" style:parent-style-name="Standard" style:list-style-name="L1">
      <style:text-properties fo:color="#069a2e" officeooo:rsid="000c2912" officeooo:paragraph-rsid="000c2912"/>
    </style:style>
    <style:style style:name="P24" style:family="paragraph" style:parent-style-name="Standard" style:list-style-name="L1">
      <style:text-properties fo:color="#069a2e" officeooo:rsid="000c2912" officeooo:paragraph-rsid="0022f605"/>
    </style:style>
    <style:style style:name="P25" style:family="paragraph" style:parent-style-name="Standard" style:list-style-name="L1">
      <style:text-properties fo:color="#069a2e" officeooo:rsid="00152184" officeooo:paragraph-rsid="00180196"/>
    </style:style>
    <style:style style:name="P26" style:family="paragraph" style:parent-style-name="Table_20_Contents">
      <style:text-properties fo:color="#c9211e" officeooo:rsid="0013886c" officeooo:paragraph-rsid="0013886c"/>
    </style:style>
    <style:style style:name="T1" style:family="text">
      <style:text-properties officeooo:rsid="000c2912"/>
    </style:style>
    <style:style style:name="T2" style:family="text">
      <style:text-properties fo:color="#ff0000"/>
    </style:style>
    <style:style style:name="T3" style:family="text">
      <style:text-properties fo:color="#ff0000" officeooo:rsid="000da66a"/>
    </style:style>
    <style:style style:name="T4" style:family="text">
      <style:text-properties fo:color="#ff0000" officeooo:rsid="000c2912"/>
    </style:style>
    <style:style style:name="T5" style:family="text">
      <style:text-properties officeooo:rsid="000da66a"/>
    </style:style>
    <style:style style:name="T6" style:family="text">
      <style:text-properties officeooo:rsid="000f5a2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1098e"/>
    </style:style>
    <style:style style:name="T9" style:family="text">
      <style:text-properties fo:font-size="10pt" officeooo:rsid="000da66a" style:font-size-asian="10pt" style:font-size-complex="10pt"/>
    </style:style>
    <style:style style:name="T10" style:family="text">
      <style:text-properties fo:font-size="10pt" officeooo:rsid="0013886c" style:font-size-asian="10pt" style:font-size-complex="10pt"/>
    </style:style>
    <style:style style:name="T11" style:family="text">
      <style:text-properties fo:font-size="10pt" officeooo:rsid="0016ad29" style:font-size-asian="10pt" style:font-size-complex="10pt"/>
    </style:style>
    <style:style style:name="T12" style:family="text">
      <style:text-properties fo:font-size="10pt" officeooo:rsid="001641ab" style:font-size-asian="10pt" style:font-size-complex="10pt"/>
    </style:style>
    <style:style style:name="T13" style:family="text">
      <style:text-properties officeooo:rsid="0013886c"/>
    </style:style>
    <style:style style:name="T14" style:family="text">
      <style:text-properties officeooo:rsid="001641ab"/>
    </style:style>
    <style:style style:name="T15" style:family="text">
      <style:text-properties officeooo:rsid="00133fdd"/>
    </style:style>
    <style:style style:name="T16" style:family="text">
      <style:text-properties officeooo:rsid="00152184"/>
    </style:style>
    <style:style style:name="T17" style:family="text">
      <style:text-properties officeooo:rsid="001598b5"/>
    </style:style>
    <style:style style:name="T18" style:family="text">
      <style:text-properties officeooo:rsid="00222dc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1 PUNCH LIST 10 April 2021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A</text:p>
          </table:table-cell>
          <table:table-cell table:style-name="Table1.B1" office:value-type="string">
            <text:p text:style-name="P1">1) Compile List of Project 1 changes to incorporate on next PCB spin.</text:p>
            <text:p text:style-name="P7">(<text:span text:style-name="T6">Below is a </text:span><text:span text:style-name="T7">Brief</text:span> Summary, more details coming)</text:p>
            <text:list xml:id="list4049231647" text:style-name="L1">
              <text:list-item>
                <text:p text:style-name="P23">C115 Footprint</text:p>
              </text:list-item>
              <text:list-item>
                <text:p text:style-name="P23">R200 - R201</text:p>
              </text:list-item>
              <text:list-item>
                <text:p text:style-name="P24">Filters FL300/FL302 Footprint corrections <text:span text:style-name="T18">(ECS75SMF or ECS_75SMF)</text:span></text:p>
              </text:list-item>
              <text:list-item>
                <text:p text:style-name="P23">T200 Footprint (modify for 90 degree rotation)</text:p>
              </text:list-item>
              <text:list-item>
                <text:p text:style-name="P22">Stencil: For <text:span text:style-name="T15">U203 (MAX2871) </text:span>LO2, <text:span text:style-name="T15">The denoting of DATA_LO2 and LOAD_LO2 </text:span>are flipped:</text:p>
                <text:p text:style-name="P22"><text:s text:c="5"/><text:span text:style-name="T16">Referring to the Schematic, at U203</text:span></text:p>
                <text:p text:style-name="P22"><text:s text:c="9"/><text:span text:style-name="T16">Feeding Resistor R215, <text:s/>change signal name From: LOAD_LO2</text:span></text:p>
                <text:p text:style-name="P25"><text:s text:c="86"/>To: DATA_LO2</text:p>
                <text:p text:style-name="P22"><text:s text:c="2"/></text:p>
                <text:p text:style-name="P22"><text:s text:c="9"/><text:span text:style-name="T16">Feeding Resistor R214, <text:s/>change signal name From: DATA_LO2</text:span></text:p>
                <text:p text:style-name="P25"><text:s text:c="86"/>To: LOAD_LO2</text:p>
                <text:p text:style-name="P25">Correspondingly, At J400 Arduino Signal Header (Signal Bus) the control signals are flipped:</text:p>
                <text:p text:style-name="P25"><text:s text:c="10"/>The signal at I/O 4 <text:s/>Change From: DATA_LO2</text:p>
                <text:p text:style-name="P25"><text:s text:c="60"/>To: LOAD_LO2</text:p>
                <text:p text:style-name="P25"><text:s text:c="10"/>The signal at I/O <text:span text:style-name="T17">5</text:span> Change From: <text:span text:style-name="T17">LOAD</text:span>_LO2</text:p>
                <text:p text:style-name="P25"><text:s text:c="59"/><text:span text:style-name="T17">T</text:span>o: <text:span text:style-name="T17">DATA</text:span>_LO2</text:p>
                <text:p text:style-name="P22"><text:s/><text:span text:style-name="T12">(Note: The MAX2871 chip may be erroneously labeled MAX2781X at U203 and U307)</text:span></text:p>
              </text:list-item>
              <text:list-item>
                <text:p text:style-name="P13">Op Amp Scaling/<text:span text:style-name="T5">Gain Offset</text:span>: No<text:span text:style-name="T5">t</text:span> required??, <text:span text:style-name="T5">just use Arduino A/D Reference Scaling</text:span>??? <text:span text:style-name="T5">TDB (</text:span><text:span text:style-name="T9">This item is likely to be done with Arduino A/D Reference Scaling </text:span><text:span text:style-name="T11">as it would be much simpler.)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9">A</text:p>
          </table:table-cell>
          <table:table-cell table:style-name="Table1.B2" office:value-type="string">
            <text:p text:style-name="P2">2) Signal Analysis Spreadsheet to Shared Drive (PROJECT#1_Signal_Calculations_1.ods)</text:p>
          </table:table-cell>
        </table:table-row>
        <table:table-row>
          <table:table-cell table:style-name="Table1.A2" office:value-type="string">
            <text:p text:style-name="P26">C</text:p>
          </table:table-cell>
          <table:table-cell table:style-name="Table1.B2" office:value-type="string">
            <text:p text:style-name="P2">3) Check Digitizer Schematic</text:p>
          </table:table-cell>
        </table:table-row>
        <table:table-row>
          <table:table-cell table:style-name="Table1.A2" office:value-type="string">
            <text:p text:style-name="P18"><text:span text:style-name="T5">B</text:span></text:p>
          </table:table-cell>
          <table:table-cell table:style-name="Table1.B2" office:value-type="string">
            <text:p text:style-name="P3">4) Lock Detect for Project 3 and Project 1 <text:span text:style-name="T13">(</text:span><text:span text:style-name="T9">This requires minor changes to both Arduino and FB Programs.</text:span><text:span text:style-name="T10">)</text:span></text:p>
          </table:table-cell>
        </table:table-row>
        <table:table-row>
          <table:table-cell table:style-name="Table1.A2" office:value-type="string">
            <text:p text:style-name="P26">B</text:p>
          </table:table-cell>
          <table:table-cell table:style-name="Table1.B2" office:value-type="string">
            <text:p text:style-name="P4">5) FB and Arduino Programs for Generating Text Files from Log Amp Swept Data.</text:p>
            <text:p text:style-name="P4"><text:s text:c="3"/>(This requires new programs, both <text:s/>Arduino and FB Programs, for both Project #1 and #3, depending on whether the Spectrum Analyzer or the Signal Generator is swept. These programs to be modified from existing programs)</text:p>
          </table:table-cell>
        </table:table-row>
        <table:table-row>
          <table:table-cell table:style-name="Table1.A2" office:value-type="string">
            <text:p text:style-name="P26">B</text:p>
          </table:table-cell>
          <table:table-cell table:style-name="Table1.B2" office:value-type="string">
            <text:p text:style-name="P4"><text:span text:style-name="T1">6</text:span>) New SPS Modules / LDO regulators to fit in existing power management footprint. Generate <text:s/>*.sch from current document</text:p>
          </table:table-cell>
        </table:table-row>
        <table:table-row>
          <table:table-cell table:style-name="Table1.A2" office:value-type="string">
            <text:p text:style-name="P26">C</text:p>
          </table:table-cell>
          <table:table-cell table:style-name="Table1.B2" office:value-type="string">
            <text:p text:style-name="P4"><text:span text:style-name="T1">7</text:span>) Order Parts <text:span text:style-name="T8">for item 6 </text:span><text:s/>and Solder Iron</text:p>
          </table:table-cell>
        </table:table-row>
        <table:table-row>
          <table:table-cell table:style-name="Table1.A2" office:value-type="string">
            <text:p text:style-name="P26">B</text:p>
          </table:table-cell>
          <table:table-cell table:style-name="Table1.B2" office:value-type="string">
            <text:p text:style-name="P5"><text:span text:style-name="T1">8</text:span>) Install Puppy Linux Slacko 7.0 64-Bit in Asus Laptop.</text:p>
          </table:table-cell>
        </table:table-row>
        <table:table-row>
          <table:table-cell table:style-name="Table1.A2" office:value-type="string">
            <text:p text:style-name="P26">C</text:p>
          </table:table-cell>
          <table:table-cell table:style-name="Table1.B2" office:value-type="string">
            <text:p text:style-name="P6"><text:span text:style-name="T1">9</text:span>) Look into USB RF/EMI filters</text:p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6"/>
          </table:table-cell>
          <table:table-cell table:style-name="Table1.B2" office:value-type="string">
            <text:p text:style-name="P6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4-30T14:49:52.890540950</meta:creation-date>
    <meta:editing-duration>P0D</meta:editing-duration>
    <meta:editing-cycles>1</meta:editing-cycles>
    <meta:generator>LibreOffice/6.3.6.2$Linux_X86_64 LibreOffice_project/2196df99b074d8a661f4036fca8fa0cbfa33a497</meta:generator>
    <meta:document-statistic meta:table-count="1" meta:image-count="0" meta:object-count="0" meta:page-count="1" meta:paragraph-count="39" meta:word-count="302" meta:character-count="2126" meta:non-whitespace-character-count="1522"/>
  </office:meta>
</office:document-meta>
</file>